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f05" officeooo:paragraph-rsid="001a3f0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3f05" officeooo:paragraph-rsid="001a3f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b6cfd" officeooo:paragraph-rsid="001b6cf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d4bb5" officeooo:paragraph-rsid="001d4bb5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e580f" officeooo:paragraph-rsid="001e580f"/>
    </style:style>
    <style:style style:name="P8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officeooo:rsid="001a8f3a" officeooo:paragraph-rsid="001a3f05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e580f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16cm" fo:min-width="0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35cm" svg:stroke-color="#ff4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ulian Guillermo Zapata Rugeles </text:p>
      <text:p text:style-name="P1"/>
      <text:p text:style-name="P1"/>
      <text:p text:style-name="P1">Solución propuesta para parcial 1 informática 2 UdeA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8"><draw:frame text:anchor-type="paragraph" draw:z-index="5" draw:name="Forma6" draw:style-name="gr5" draw:text-style-name="P12" svg:width="0.53cm" svg:height="0.615cm" svg:x="2.835cm" svg:y="0.136cm"><draw:text-box><text:p><text:span text:style-name="T4">A</text:span></text:p></draw:text-box></draw:frame><draw:line text:anchor-type="paragraph" draw:z-index="1" draw:name="Forma3" draw:style-name="gr1" draw:text-style-name="P9" svg:x1="0.328cm" svg:y1="3.787cm" svg:x2="4.727cm" svg:y2="0.459cm"><text:p/></draw:line></text:p>
      <text:p text:style-name="P8"/>
      <text:p text:style-name="P4"><draw:ellipse text:anchor-type="paragraph" draw:z-index="4" draw:name="Forma5" draw:style-name="gr4" draw:text-style-name="P11" svg:width="1.865cm" svg:height="3.021cm" svg:x="1.386cm" svg:y="0.011cm" draw:kind="arc" draw:start-angle="284.38" draw:end-angle="87.47"><text:p/></draw:ellipse><draw:ellipse text:anchor-type="paragraph" draw:z-index="7" draw:name="Forma5" draw:style-name="gr4" draw:text-style-name="P11" svg:width="1.865cm" svg:height="3.021cm" svg:x="1.386cm" svg:y="0.011cm" draw:kind="arc" draw:start-angle="284.38" draw:end-angle="87.47"><text:p/></draw:ellipse></text:p>
      <text:p text:style-name="P4"/>
      <text:p text:style-name="P4"><draw:frame text:anchor-type="paragraph" draw:z-index="3" draw:name="Forma4" draw:style-name="gr3" draw:text-style-name="P10" svg:width="13.23cm" svg:height="1.366cm" svg:x="4.531cm" svg:y="0.474cm"><draw:text-box><text:p>El cuerpo tiene velocidad Inicial V0 y forma un ángulo <text:span text:style-name="T4">A</text:span><text:span text:style-name="T5"> </text:span><text:span text:style-name="T5"><text:s/></text:span><text:span text:style-name="T5">co</text:span><text:span text:style-name="T5">n </text:span><text:span text:style-name="T5">el </text:span><text:span text:style-name="T5">pl</text:span><text:span text:style-name="T5">an</text:span><text:span text:style-name="T5">o </text:span><text:span text:style-name="T5">h</text:span><text:span text:style-name="T5">or</text:span><text:span text:style-name="T5">iz</text:span><text:span text:style-name="T5">o</text:span><text:span text:style-name="T5">nt</text:span><text:span text:style-name="T5">al </text:span><text:span text:style-name="T5">(li</text:span><text:span text:style-name="T5">ne</text:span><text:span text:style-name="T5">a </text:span><text:span text:style-name="T5">in</text:span><text:span text:style-name="T5">te</text:span><text:span text:style-name="T5">r</text:span><text:span text:style-name="T5">m</text:span><text:span text:style-name="T5">ite</text:span><text:span text:style-name="T5">nt</text:span><text:span text:style-name="T5">e </text:span><text:span text:style-name="T5">ro</text:span><text:span text:style-name="T5">ja</text:span><text:span text:style-name="T5">) </text:span></text:p></draw:text-box></draw:frame></text:p>
      <text:p text:style-name="P4"/>
      <text:p text:style-name="P4"><draw:custom-shape text:anchor-type="paragraph" draw:z-index="2" draw:name="Forma2" draw:style-name="gr2" svg:width="0.586cm" svg:height="0.586cm" svg:x="0.328cm" svg:y="0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line text:anchor-type="paragraph" draw:z-index="0" draw:name="Forma1" draw:style-name="gr1" draw:text-style-name="P9" svg:x1="0.3cm" svg:y1="0.062cm" svg:x2="14.392cm" svg:y2="0.062cm"><text:p/></draw:line></text:p>
      <text:p text:style-name="P5">Como resultado obtenemos la formula VF = V0 <text:s/>sin(α). donde VF es la velocidad del cuerpo dado su velocidad Inicial y ángulo que forma con el plano horizontal.</text:p>
      <text:p text:style-name="P5"/>
      <text:p text:style-name="P5"/>
      <text:p text:style-name="P6">Sobre el cuerpo no actual fuerza horizontal por lo que tomaremos la gravedad que actúa verticalmente</text:p>
      <text:p text:style-name="P6"><text:span text:style-name="T1">y(t) = y0 + Vyt -(1/2)gt**2</text:span></text:p>
      <text:p text:style-name="P7">con vy(t) = vy<text:span text:style-name="T3"> gt = v0 <text:s/>sin(a) – gt </text:span></text:p>
      <text:p text:style-name="P6"><draw:ellipse text:anchor-type="paragraph" draw:z-index="8" draw:name="Forma7" draw:style-name="gr1" draw:text-style-name="P9" svg:width="11.344cm" svg:height="11.143cm" draw:transform="skewX (-0.0682423737529784) rotate (-2.37574217781468) translate (13.350875cm 6.18419444444444cm)" draw:kind="arc" draw:start-angle="220.31" draw:end-angle="279.31"><text:p/></draw:ellipse></text:p>
      <text:p text:style-name="P6"/>
      <text:p text:style-name="P6"/>
      <text:p text:style-name="P6"><draw:custom-shape text:anchor-type="paragraph" draw:z-index="9" draw:name="Forma2" draw:style-name="gr2" svg:width="0.586cm" svg:height="0.586cm" svg:x="1.711cm" svg:y="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p text:style-name="P6"><draw:line text:anchor-type="paragraph" draw:z-index="6" draw:name="Forma1" draw:style-name="gr1" draw:text-style-name="P9" svg:x1="0.383cm" svg:y1="0.863cm" svg:x2="14.475cm" svg:y2="0.86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4:09:31.989943990</meta:creation-date>
    <dc:date>2020-10-17T14:48:11.241551425</dc:date>
    <meta:editing-duration>PT18M1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2" meta:paragraph-count="6" meta:word-count="71" meta:character-count="405" meta:non-whitespace-character-count="335"/>
  </office:meta>
</office:document-meta>
</file>